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language="nl" fo:country="NL" officeooo:rsid="000fad7e" officeooo:paragraph-rsid="000fad7e"/>
    </style:style>
    <style:style style:name="P2" style:family="paragraph" style:parent-style-name="Standard">
      <style:text-properties fo:language="nl" fo:country="NL" officeooo:rsid="00122cac" officeooo:paragraph-rsid="00122cac"/>
    </style:style>
    <style:style style:name="P3" style:family="paragraph" style:parent-style-name="Standard" style:list-style-name="L1">
      <style:text-properties fo:language="nl" fo:country="NL" officeooo:rsid="00142648" officeooo:paragraph-rsid="00142648"/>
    </style:style>
    <style:style style:name="P4" style:family="paragraph" style:parent-style-name="Standard" style:list-style-name="L1">
      <style:text-properties fo:language="nl" fo:country="NL" officeooo:rsid="00148c7d" officeooo:paragraph-rsid="00148c7d"/>
    </style:style>
    <style:style style:name="P5" style:family="paragraph" style:parent-style-name="Standard" style:list-style-name="L1">
      <style:text-properties fo:language="nl" fo:country="NL" officeooo:rsid="001b1c2e" officeooo:paragraph-rsid="001b1c2e"/>
    </style:style>
    <style:style style:name="P6" style:family="paragraph" style:parent-style-name="Standard" style:list-style-name="L1">
      <style:text-properties fo:language="nl" fo:country="NL" officeooo:paragraph-rsid="00159a77"/>
    </style:style>
    <style:style style:name="P7" style:family="paragraph" style:parent-style-name="Standard" style:list-style-name="L1">
      <style:text-properties fo:language="nl" fo:country="NL" officeooo:rsid="001b42dc" officeooo:paragraph-rsid="001b42dc"/>
    </style:style>
    <style:style style:name="P8" style:family="paragraph" style:parent-style-name="Standard">
      <style:text-properties fo:language="nl" fo:country="NL" officeooo:rsid="001b42dc" officeooo:paragraph-rsid="001b42dc"/>
    </style:style>
    <style:style style:name="P9" style:family="paragraph" style:parent-style-name="Standard" style:list-style-name="L1">
      <style:text-properties fo:language="nl" fo:country="NL" officeooo:rsid="001d242d" officeooo:paragraph-rsid="001d242d"/>
    </style:style>
    <style:style style:name="P10" style:family="paragraph" style:parent-style-name="Standard">
      <style:text-properties fo:language="nl" fo:country="NL" officeooo:rsid="001d242d" officeooo:paragraph-rsid="001d242d"/>
    </style:style>
    <style:style style:name="P11" style:family="paragraph" style:parent-style-name="Standard">
      <style:text-properties fo:language="nl" fo:country="NL" officeooo:rsid="001cdd75" officeooo:paragraph-rsid="001cdd75"/>
    </style:style>
    <style:style style:name="P12" style:family="paragraph" style:parent-style-name="Standard">
      <style:text-properties fo:language="nl" fo:country="NL" officeooo:rsid="001d828c" officeooo:paragraph-rsid="001d828c"/>
    </style:style>
    <style:style style:name="P13" style:family="paragraph" style:parent-style-name="Standard" style:list-style-name="L1">
      <style:text-properties fo:language="nl" fo:country="NL" officeooo:rsid="001f1462" officeooo:paragraph-rsid="001f1462"/>
    </style:style>
    <style:style style:name="P14" style:family="paragraph" style:parent-style-name="Standard" style:list-style-name="L1" style:master-page-name="">
      <loext:graphic-properties draw:fill="none"/>
      <style:paragraph-properties fo:margin-left="0.5in" fo:margin-right="0in" fo:text-align="start" style:justify-single-word="false" fo:text-indent="-0.25in" style:auto-text-indent="false" style:page-number="auto" fo:background-color="transparent"/>
      <style:text-properties fo:language="nl" fo:country="NL" officeooo:rsid="00142648" officeooo:paragraph-rsid="00142648"/>
    </style:style>
    <style:style style:name="P15" style:family="paragraph" style:parent-style-name="Standard">
      <style:paragraph-properties fo:break-before="page"/>
      <style:text-properties fo:language="nl" fo:country="NL" officeooo:rsid="001cdd75" officeooo:paragraph-rsid="001cdd75"/>
    </style:style>
    <style:style style:name="T1" style:family="text">
      <style:text-properties officeooo:rsid="00122cac"/>
    </style:style>
    <style:style style:name="T2" style:family="text">
      <style:text-properties officeooo:rsid="00159a77"/>
    </style:style>
    <style:style style:name="T3" style:family="text">
      <style:text-properties officeooo:rsid="00171d09"/>
    </style:style>
    <style:style style:name="T4" style:family="text">
      <style:text-properties officeooo:rsid="0019cfe5"/>
    </style:style>
    <style:style style:name="T5" style:family="text">
      <style:text-properties officeooo:rsid="001d828c"/>
    </style:style>
    <style:style style:name="T6" style:family="text">
      <style:text-properties officeooo:rsid="0020123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oofdvraag:<text:line-break/><text:tab/>Hoe heeft Nintendo sinds de oprichting marktrelevantie behouden?</text:span></text:p>
      <text:p text:style-name="P2">Doel: <text:span text:style-name="T3">Een chronologische weergave bieden van de vernieuwingen die Nintendo door de jaren heeft doorgevoerd om actueel te blijven.</text:span></text:p>
      <text:p text:style-name="P1"/>
      <text:p text:style-name="P1"/>
      <text:p text:style-name="P1"><text:span text:style-name="T1">Deelvragen:</text:span></text:p>
      <text:p text:style-name="P1"/>
      <text:p text:style-name="P2">Hoe is Nintendo in de video game markt gekomen?</text:p>
      <text:p text:style-name="P2">Welke ontwerpvernieuwingen heeft Nintendo gedaan?</text:p>
      <text:p text:style-name="P2">Welke gameplayvernieuwingen heeft Nintendo gedaan?</text:p>
      <text:p text:style-name="P2">Hoe is de marketingstrategie van Nintendo door de jaren heen veranderd?</text:p>
      <text:p text:style-name="P2"/>
      <text:p text:style-name="P2">Hoofdstukindeling:</text:p>
      <text:p text:style-name="P2"/>
      <text:list xml:id="list3031136209" text:style-name="L1">
        <text:list-item>
          <text:p text:style-name="P14"><text:span text:style-name="T4">I</text:span>nleiding</text:p>
        </text:list-item>
        <text:list-item>
          <text:p text:style-name="P3">Oprichting en eerste werkzaamheden</text:p>
        </text:list-item>
        <text:list-item>
          <text:p text:style-name="P3">Switch van kaarten naar andere bezigheden</text:p>
        </text:list-item>
        <text:list-item>
          <text:p text:style-name="P4"><text:span text:style-name="T2">Eerste e</text:span>lektroni<text:span text:style-name="T2">ca</text:span></text:p>
        </text:list-item>
        <text:list-item>
          <text:p text:style-name="P6"><text:span text:style-name="T2">Video game crash</text:span></text:p>
        </text:list-item>
        <text:list-item>
          <text:p text:style-name="P5">Consoles</text:p>
          <text:list>
            <text:list-item>
              <text:p text:style-name="P5">Nintendo Entertainment System</text:p>
            </text:list-item>
            <text:list-item>
              <text:p text:style-name="P5">Super NES</text:p>
            </text:list-item>
            <text:list-item>
              <text:p text:style-name="P5">Nintendo 64</text:p>
            </text:list-item>
            <text:list-item>
              <text:p text:style-name="P5">GameCube</text:p>
            </text:list-item>
            <text:list-item>
              <text:p text:style-name="P5">Wii</text:p>
            </text:list-item>
            <text:list-item>
              <text:p text:style-name="P5">Wii U</text:p>
            </text:list-item>
            <text:list-item>
              <text:p text:style-name="P5">Switch</text:p>
            </text:list-item>
          </text:list>
        </text:list-item>
        <text:list-item>
          <text:p text:style-name="P5">Portables </text:p>
          <text:list>
            <text:list-item>
              <text:p text:style-name="P7">Game &amp; Watch</text:p>
            </text:list-item>
            <text:list-item>
              <text:p text:style-name="P7">Game Boy</text:p>
            </text:list-item>
            <text:list-item>
              <text:p text:style-name="P7">Virtual Boy</text:p>
            </text:list-item>
            <text:list-item>
              <text:p text:style-name="P7">Game Boy Color</text:p>
            </text:list-item>
            <text:list-item>
              <text:p text:style-name="P7">Game Boy Advance</text:p>
            </text:list-item>
            <text:list-item>
              <text:p text:style-name="P7">Nintendo DS</text:p>
            </text:list-item>
            <text:list-item>
              <text:p text:style-name="P7">Nintendo 3DS</text:p>
            </text:list-item>
          </text:list>
        </text:list-item>
        <text:list-item>
          <text:p text:style-name="P9">Conclusie</text:p>
        </text:list-item>
        <text:list-item>
          <text:p text:style-name="P13">Bronvermelding</text:p>
        </text:list-item>
      </text:list>
      <text:p text:style-name="P8"/>
      <text:p text:style-name="P8"/>
      <text:p text:style-name="P15"><text:span text:style-name="T5">1. </text:span>Inleiding</text:p>
      <text:p text:style-name="P11"/>
      <text:p text:style-name="P10">Nintendo is een oud bedrijf dat aan de wieg van de moderne cultuur rondom videospellen heeft gestaan. In al die jaren is er veel veranderd. Computers zijn sterker en sneller geworden. <text:span text:style-name="T5">Ook is de markt en dus de doelgroep van spellen veel breder geworden. Met zoveel veranderingen op de markt betekent stilstand achteruitgang. In dit verslag wordt uiteengezet hoe Nintendo zich door de jaren heeft aangepast aan de veranderende markt.</text:span></text:p>
      <text:p text:style-name="P10"/>
      <text:p text:style-name="P12">2. Oprichting en eerste werkzaamheden</text:p>
      <text:p text:style-name="P12"/>
      <text:p text:style-name="P12">Nintendo <text:span text:style-name="T6">is in 1889 opgericht door Fusajiro Yamauchi. </text:span></text:p>
      <text:p text:style-name="P1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10:57:29.994379857</meta:creation-date>
    <dc:date>2017-10-10T13:27:37.881735700</dc:date>
    <meta:editing-duration>P3DT21H9M10S</meta:editing-duration>
    <meta:editing-cycles>1</meta:editing-cycles>
    <meta:document-statistic meta:table-count="0" meta:image-count="0" meta:object-count="0" meta:page-count="3" meta:paragraph-count="35" meta:word-count="217" meta:character-count="1347" meta:non-whitespace-character-count="1185"/>
    <meta:generator>LibreOffice/5.4.1.2.0$Linux_X86_64 LibreOffice_project/40m0$Build-2</meta:generator>
  </office:meta>
</office:document-meta>
</file>